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officeooo:paragraph-rsid="00245890"/>
    </style:style>
    <style:style style:name="P2" style:family="paragraph" style:parent-style-name="Heading_20_1">
      <style:paragraph-properties fo:text-align="center" style:justify-single-word="false"/>
    </style:style>
    <style:style style:name="P3" style:family="paragraph" style:parent-style-name="Text_20_body">
      <style:text-properties officeooo:paragraph-rsid="0025fcee"/>
    </style:style>
    <style:style style:name="P4" style:family="paragraph" style:parent-style-name="Heading_20_2">
      <style:text-properties officeooo:paragraph-rsid="002cd098"/>
    </style:style>
    <style:style style:name="P5" style:family="paragraph" style:parent-style-name="Heading_20_3">
      <style:text-properties officeooo:paragraph-rsid="002cd098"/>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ist_20_1">
      <style:text-properties officeooo:paragraph-rsid="0025fcee"/>
    </style:style>
    <style:style style:name="P9" style:family="paragraph" style:parent-style-name="Text_20_body" style:list-style-name="L3">
      <style:text-properties officeooo:paragraph-rsid="0025fce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text-properties officeooo:paragraph-rsid="002ad3c0"/>
    </style:style>
    <style:style style:name="P18" style:family="paragraph" style:parent-style-name="Text_20_body" style:list-style-name="L8"/>
    <style:style style:name="P19" style:family="paragraph" style:parent-style-name="Text_20_body" style:list-style-name="L8">
      <style:text-properties officeooo:paragraph-rsid="002ad3c0"/>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list-style-name="L11">
      <style:paragraph-properties fo:margin-top="0cm" fo:margin-bottom="0cm" style:contextual-spacing="false"/>
    </style:style>
    <style:style style:name="P26" style:family="paragraph" style:parent-style-name="Text_20_body" style:list-style-name="L12"/>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7">
      <style:text-properties fo:font-weight="bold" style:font-weight-asian="bold" style:font-weight-complex="bold"/>
    </style:style>
    <style:style style:name="P33" style:family="paragraph" style:parent-style-name="Text_20_body" style:list-style-name="L9">
      <style:text-properties officeooo:rsid="002ad3c0" officeooo:paragraph-rsid="002ad3c0"/>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8">
      <style:paragraph-properties fo:margin-top="0cm" fo:margin-bottom="0cm" style:contextual-spacing="false"/>
      <style:text-properties fo:font-weight="normal" style:font-weight-asian="normal" style:font-weight-complex="normal"/>
    </style:style>
    <style:style style:name="T1" style:family="text">
      <style:text-properties fo:color="#999999" loext:opacity="100%" fo:font-size="24pt" style:text-underline-style="none" officeooo:rsid="002c58a1" style:font-size-asian="24pt" style:font-size-complex="24pt"/>
    </style:style>
    <style:style style:name="T2" style:family="text">
      <style:text-properties fo:color="#999999" loext:opacity="100%" fo:font-size="24pt" style:text-underline-style="none" officeooo:rsid="00245890" style:font-size-asian="24pt" style:font-size-complex="24pt"/>
    </style:style>
    <style:style style:name="T3" style:family="text">
      <style:text-properties fo:color="#ff0000" loext:opacity="100%" style:text-underline-style="solid" style:text-underline-width="auto" style:text-underline-color="font-color"/>
    </style:style>
    <style:style style:name="T4" style:family="text">
      <style:text-properties fo:color="#ff8000" loext:opacity="100%" fo:font-size="22pt" style:font-size-asian="22pt" style:font-size-complex="22pt"/>
    </style:style>
    <style:style style:name="T5" style:family="text">
      <style:text-properties fo:color="#ff8000" loext:opacity="100%" fo:font-size="22pt" officeooo:rsid="002cd098" style:font-size-asian="22pt" style:font-size-complex="22pt"/>
    </style:style>
    <style:style style:name="T6" style:family="text">
      <style:text-properties officeooo:rsid="001bf4a3"/>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ad3c0" style:font-weight-asian="normal" style:font-weight-complex="normal"/>
    </style:style>
    <style:style style:name="T10" style:family="text">
      <style:text-properties officeooo:rsid="002ad3c0"/>
    </style:style>
    <style:style style:name="T11" style:family="text">
      <style:text-properties officeooo:rsid="002cd09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space-before="0.752cm" text:min-label-width="0.499cm"/>
        <style:text-properties fo:font-family="OpenSymbol" style:font-style-name="Regular"/>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IASA</text:span></text:span></text:p>
      <text:p text:style-name="P1"><text:span text:style-name="Strong_20_Emphasis"><text:span text:style-name="T1">Niharison Dyco</text:span></text:span></text:p>
      <text:p text:style-name="P1"><text:span text:style-name="Strong_20_Emphasis"><text:span text:style-name="T1">L3 MIT/MISA</text:span></text:span></text:p>
      <text:p text:style-name="P1"><text:span text:style-name="Strong_20_Emphasis"><text:span text:style-name="T2">------------------------------------------------------------</text:span></text:span></text:p>
      <text:h text:style-name="P2" text:outline-level="1"><text:span text:style-name="Strong_20_Emphasis"><text:span text:style-name="T3">Analyse des existants et des besoins</text:span></text:span></text:h>
      <text:h text:style-name="Heading_20_2" text:outline-level="2"><text:span text:style-name="Strong_20_Emphasis"><text:span text:style-name="T4">1. Introduction</text:span></text:span></text:h>
      <text:h text:style-name="Heading_20_4" text:outline-level="4"><text:span text:style-name="Strong_20_Emphasis">Contexte du projet</text:span></text:h>
      <text:p text:style-name="Text_20_body">Le secteur du e-commerce connaît une croissance exponentielle, notamment dans le domaine des produits technologiques comme les consoles de jeux, ordinateurs, et accessoires électroniques. Face à la généralisation des places de marché généralistes, il devient essentiel de proposer une plateforme spécialisée, intuitive et sécurisée. <text:span text:style-name="Strong_20_Emphasis">Tech-Varotra</text:span> a pour vocation de répondre à ce besoin en offrant une boutique en ligne exclusivement dédiée à la technologie.</text:p>
      <text:h text:style-name="Heading_20_4" text:outline-level="4"><text:span text:style-name="Strong_20_Emphasis">Objectifs du projet</text:span></text:h>
      <text:list text:style-name="L14">
        <text:list-item>
          <text:p text:style-name="P29">Proposer une plateforme spécialisée dans la vente de produits technologiques.</text:p>
        </text:list-item>
        <text:list-item>
          <text:p text:style-name="P29">Assurer une navigation simple, rapide et sécurisée pour tous les utilisateurs.</text:p>
        </text:list-item>
        <text:list-item>
          <text:p text:style-name="P29">Permettre la gestion complète du parcours client, de la consultation à la livraison.</text:p>
        </text:list-item>
        <text:list-item>
          <text:p text:style-name="P29">Intégrer un espace d’administration pour la gestion des produits, des stocks et des commandes.</text:p>
        </text:list-item>
      </text:list>
      <text:h text:style-name="Heading_20_4" text:outline-level="4"><text:span text:style-name="Strong_20_Emphasis">Cibles</text:span></text:h>
      <text:p text:style-name="Text_20_body">Les clients ciblés par Tech-Varotra sont principalement :</text:p>
      <text:list text:style-name="L15">
        <text:list-item>
          <text:p text:style-name="P30">Les passionnés de technologie et gamers</text:p>
        </text:list-item>
        <text:list-item>
          <text:p text:style-name="P30">Les étudiants et professionnels en informatique</text:p>
        </text:list-item>
        <text:list-item>
          <text:p text:style-name="P30">Les entreprises à la recherche de matériel informatique</text:p>
        </text:list-item>
        <text:list-item>
          <text:p text:style-name="P30">Les revendeurs et techniciens informatiques</text:p>
        </text:list-item>
      </text:list>
      <text:h text:style-name="Heading_20_4" text:outline-level="4"><text:span text:style-name="Strong_20_Emphasis">Objectifs de l’analyse</text:span></text:h>
      <text:list text:style-name="L16">
        <text:list-item>
          <text:p text:style-name="P31">Étudier les plateformes existantes dans le domaine du e-commerce technologique</text:p>
        </text:list-item>
        <text:list-item>
          <text:p text:style-name="P31">Identifier leurs points forts et leurs faiblesses</text:p>
        </text:list-item>
        <text:list-item>
          <text:p text:style-name="P31">Déterminer les besoins fonctionnels, non fonctionnels et techniques de Tech-Varotra</text:p>
        </text:list-item>
        <text:list-item>
          <text:p text:style-name="P31"><text:soft-page-break/>Anticiper les contraintes légales, budgétaires et techniques pour garantir la réussite du projet</text:p>
        </text:list-item>
      </text:list>
      <text:p text:style-name="Text_20_body"/>
      <text:h text:style-name="Heading_20_2" text:outline-level="2"><text:span text:style-name="Strong_20_Emphasis"><text:span text:style-name="T4">2. Analyse de l’existant</text:span></text:span></text:h>
      <text:h text:style-name="P5" text:outline-level="3"><text:span text:style-name="Strong_20_Emphasis"><text:span text:style-name="T11">2</text:span></text:span><text:span text:style-name="Strong_20_Emphasis">.1. </text:span><text:span text:style-name="Strong_20_Emphasis"><text:span text:style-name="T11">Solutions actuelles</text:span></text:span></text:h>
      <text:p text:style-name="Text_20_body">Parmi les plateformes populaires de création de sites e-commerce, on retrouve Shopify, <text:span text:style-name="T11">Mora-market et BonMarche.mg </text:span>. Ces outils offrent des fonctionnalités intéressantes telles que la gestion des produits, des commandes et des paiements. Shopify est apprécié pour sa simplicité, tandis que <text:span text:style-name="T11">Mora-market</text:span> est robuste mais un peu complexe, et <text:span text:style-name="T11">BonMarche.mg</text:span> est puissant mais <text:span text:style-name="T11">pas </text:span>adapté aux grandes structures.</text:p>
      <text:h text:style-name="P5" text:outline-level="3"><text:span text:style-name="Strong_20_Emphasis">3.1. Forces des solutions existantes</text:span></text:h>
      <text:p text:style-name="Text_20_body">Les plateformes actuelles permettent une mise en place rapide d’une boutique en ligne, la gestion des stocks, des paiements sécurisés, et disposent souvent de nombreux plugins.</text:p>
      <text:h text:style-name="P5" text:outline-level="3"><text:span text:style-name="Strong_20_Emphasis">3.1. Limites des solutions actuelles</text:span></text:h>
      <text:p text:style-name="Text_20_body">Elles peuvent être coûteuses (licences, modules payants), complexes à personnaliser, et peu optimisées pour un secteur technologique spécialisé. De plus, la personnalisation poussée nécessite des compétences techniques importantes.</text:p>
      <text:h text:style-name="P5" text:outline-level="3"><text:span text:style-name="Strong_20_Emphasis">3.1. Contraintes actuelles observées</text:span></text:h>
      <text:p text:style-name="Text_20_body">Certaines plateformes manquent d’ergonomie pour les administrateurs, d’intégration native avec des outils de gestion logistique, ou de modules de support client efficaces. Le manque de spécialisation dans les produits technologiques rend aussi l’expérience utilisateur moins ciblée.</text:p>
      <text:p text:style-name="Text_20_body"><text:span text:style-name="Strong_20_Emphasis"/></text:p>
      <text:p text:style-name="Horizontal_20_Line"/>
      <text:h text:style-name="Heading_20_2" text:outline-level="2"><text:span text:style-name="Strong_20_Emphasis"><text:span text:style-name="T4">3. Identification des besoins</text:span></text:span></text:h>
      <text:p text:style-name="Text_20_body">Suite à cette analyse, plusieurs besoins clés ont été identifiés pour concevoir une solution adaptée et performante.</text:p>
      <text:h text:style-name="Heading_20_3" text:outline-level="3"><text:span text:style-name="Strong_20_Emphasis">3.1. Besoins fonctionnels</text:span></text:h>
      <text:list text:style-name="L7">
        <text:list-item>
          <text:p text:style-name="P16"><text:span text:style-name="T7">Gestion utilisateurs:</text:span> Inscription, connexion, profils, gestion des adresses</text:p>
        </text:list-item>
        <text:list-item>
          <text:p text:style-name="P16"><text:span text:style-name="T7">Catalogue produits :</text:span><text:span text:style-name="T8"> Fiches produits détaillées, tri par catégorie, filtres dynamiques</text:span></text:p>
        </text:list-item>
        <text:list-item>
          <text:p text:style-name="P17"><text:span text:style-name="Strong_20_Emphasis">Panier </text:span><text:span text:style-name="Strong_20_Emphasis"><text:span text:style-name="T10">et</text:span></text:span><text:span text:style-name="Strong_20_Emphasis"> commande</text:span> : Ajout/suppression articles, calcul automatique des frais, suivi des commandes bord interactifs.</text:p>
        </text:list-item>
        <text:list-item>
          <text:p text:style-name="P15"><text:span text:style-name="Strong_20_Emphasis"><text:span text:style-name="T10">Paiement</text:span></text:span> : <text:span text:style-name="T10">Api Mvola</text:span></text:p>
        </text:list-item>
        <text:list-item>
          <text:p text:style-name="P32">Interface admin : <text:span text:style-name="T9">Gestion des catalogues,catégories,produits,stock etc</text:span></text:p>
        </text:list-item>
      </text:list>
      <text:h text:style-name="Heading_20_3" text:outline-level="3"><text:soft-page-break/><text:span text:style-name="Strong_20_Emphasis">3.2. Besoins non fonctionnels</text:span></text:h>
      <text:list text:style-name="L8">
        <text:list-item>
          <text:p text:style-name="P38">Interface responsive pour tous types d’appareils</text:p>
        </text:list-item>
        <text:list-item>
          <text:p text:style-name="P38">Rapidité de chargement (temps &lt; 2s par page)</text:p>
        </text:list-item>
        <text:list-item>
          <text:p text:style-name="P18"><text:span text:style-name="Strong_20_Emphasis"><text:span text:style-name="T8">Expérience utilisateur fluide (navigation intuitive, recherche efficace)</text:span></text:span></text:p>
        </text:list-item>
        <text:list-item>
          <text:p text:style-name="P19"><text:span text:style-name="Strong_20_Emphasis"><text:span text:style-name="T9">Sécurité</text:span></text:span></text:p>
        </text:list-item>
        <text:list-item>
          <text:p text:style-name="P19"><text:span text:style-name="Strong_20_Emphasis"><text:span text:style-name="T9">Multilangue</text:span></text:span></text:p>
        </text:list-item>
      </text:list>
      <text:h text:style-name="Heading_20_3" text:outline-level="3"><text:span text:style-name="Strong_20_Emphasis">3.3. Besoins techniques</text:span></text:h>
      <text:list text:style-name="L9">
        <text:list-item>
          <text:p text:style-name="P21"><text:span text:style-name="Strong_20_Emphasis"><text:span text:style-name="T10">Front-end</text:span></text:span> : <text:span text:style-name="T10">HTML,JS,CSS,Blade</text:span></text:p>
        </text:list-item>
        <text:list-item>
          <text:p text:style-name="P21"><text:span text:style-name="Strong_20_Emphasis"><text:span text:style-name="T10">Back-end</text:span></text:span> : <text:span text:style-name="T10">Laravel 11</text:span></text:p>
        </text:list-item>
        <text:list-item>
          <text:p text:style-name="P20"><text:span text:style-name="Strong_20_Emphasis"><text:span text:style-name="T10">Base de données</text:span></text:span>: <text:span text:style-name="T10">MySQL</text:span></text:p>
        </text:list-item>
        <text:list-item>
          <text:p text:style-name="P33"><text:span text:style-name="T7">Hébergement </text:span>: Service d’hebergement</text:p>
        </text:list-item>
        <text:list-item>
          <text:p text:style-name="P33"><text:span text:style-name="T7">Sécurité </text:span>: Protection DDOS etc</text:p>
        </text:list-item>
      </text:list>
      <text:p text:style-name="Horizontal_20_Line"/>
      <text:h text:style-name="P4" text:outline-level="2"><text:span text:style-name="Strong_20_Emphasis"><text:span text:style-name="T5">4</text:span></text:span><text:span text:style-name="Strong_20_Emphasis"><text:span text:style-name="T4">. C</text:span></text:span><text:span text:style-name="Strong_20_Emphasis"><text:span text:style-name="T5">ontraintes et Risque</text:span></text:span></text:h>
      <text:h text:style-name="Heading_20_4" text:outline-level="4">4.1 Contraintes légales</text:h>
      <text:list text:style-name="L17">
        <text:list-item>
          <text:p text:style-name="P34">Respect du RGPD (protection des données).</text:p>
        </text:list-item>
        <text:list-item>
          <text:p text:style-name="P34">Gestion des cookies et consentement utilisateur.</text:p>
        </text:list-item>
        <text:list-item>
          <text:p text:style-name="P34">Conditions générales de vente claires et visibles.</text:p>
        </text:list-item>
      </text:list>
      <text:h text:style-name="Heading_20_4" text:outline-level="4">4.2 Contraintes budgétaires</text:h>
      <text:list text:style-name="L18">
        <text:list-item>
          <text:p text:style-name="P35">Coût de développement initial.</text:p>
        </text:list-item>
        <text:list-item>
          <text:p text:style-name="P35">Abonnements à des services externes (hébergement, modules).</text:p>
        </text:list-item>
        <text:list-item>
          <text:p text:style-name="P35">Marketing et publicité.</text:p>
        </text:list-item>
      </text:list>
      <text:h text:style-name="Heading_20_4" text:outline-level="4">4.3 Contraintes techniques</text:h>
      <text:list text:style-name="L19">
        <text:list-item>
          <text:p text:style-name="P36">Besoin d’un personnel technique pour la maintenance.</text:p>
        </text:list-item>
        <text:list-item>
          <text:p text:style-name="P36">Intégration avec des API externes (paiement, transporteurs).</text:p>
        </text:list-item>
        <text:list-item>
          <text:p text:style-name="P36">Scalabilité du site à prévoir.</text:p>
        </text:list-item>
      </text:list>
      <text:h text:style-name="Heading_20_4" text:outline-level="4">4.4 Risques du projet</text:h>
      <text:list text:style-name="L20">
        <text:list-item>
          <text:p text:style-name="P37">Mauvaise adoption par les utilisateurs.</text:p>
        </text:list-item>
        <text:list-item>
          <text:p text:style-name="P37">Sécurité insuffisante en cas de mauvaise configuration.</text:p>
        </text:list-item>
        <text:list-item>
          <text:p text:style-name="P37">Problèmes de compatibilité avec les navigateurs ou appareils.</text:p>
        </text:list-item>
      </text:list>
      <text:p text:style-name="Text_20_body"><text:span text:style-name="Strong_20_Emphasis"/></text:p>
      <text:h text:style-name="Heading_20_2" text:outline-level="2"><text:soft-page-break/><text:span text:style-name="Strong_20_Emphasis"><text:span text:style-name="T4">5. Conclusion</text:span></text:span></text:h>
      <text:p text:style-name="P3"><text:span text:style-name="Strong_20_Emphasis"><text:span text:style-name="T8">Tech-Varotra s’inscrit dans une démarche innovante en créant une plateforme e-commerce spécialisée, performante et axée sur la satisfaction client. En intégrant les bonnes pratiques techniques et ergonomiques, tout en anticipant les contraintes, le projet vise à devenir une référence dans le domaine de la vente technologique en ligne.</text:span></text:span></text:p>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20:04:27.210370742</meta:creation-date>
    <dc:date>2025-04-29T15:43:03.850501908</dc:date>
    <meta:editing-duration>PT31M23S</meta:editing-duration>
    <meta:editing-cycles>7</meta:editing-cycles>
    <meta:generator>LibreOffice/24.2.7.2$Linux_X86_64 LibreOffice_project/420$Build-2</meta:generator>
    <meta:document-statistic meta:table-count="0" meta:image-count="0" meta:object-count="0" meta:page-count="4" meta:paragraph-count="72" meta:word-count="675" meta:character-count="4758" meta:non-whitespace-character-count="4194"/>
  </office:meta>
</office:document-meta>
</file>